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a2fb" officeooo:paragraph-rsid="0021a2fb"/>
    </style:style>
    <style:style style:name="P2" style:family="paragraph" style:parent-style-name="Standard">
      <style:text-properties officeooo:rsid="0026d3b1" officeooo:paragraph-rsid="0026d3b1"/>
    </style:style>
    <style:style style:name="P3" style:family="paragraph" style:parent-style-name="Standard">
      <style:text-properties officeooo:rsid="003bef57" officeooo:paragraph-rsid="003bef57"/>
    </style:style>
    <style:style style:name="P4" style:family="paragraph" style:parent-style-name="Standard">
      <style:text-properties officeooo:rsid="00407817" officeooo:paragraph-rsid="00407817"/>
    </style:style>
    <style:style style:name="T1" style:family="text">
      <style:text-properties officeooo:rsid="0029da7d"/>
    </style:style>
    <style:style style:name="T2" style:family="text">
      <style:text-properties officeooo:rsid="004078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cessing time for the standard.xml document:</text:p>
      <text:p text:style-name="Standard"/>
      <text:p text:style-name="Standard">real<text:tab/>9m30.667s</text:p>
      <text:p text:style-name="Standard">user<text:tab/>9m29.657s</text:p>
      <text:p text:style-name="Standard">sys<text:tab/>0m0.800s</text:p>
      <text:p text:style-name="Standard"/>
      <text:p text:style-name="P2">Processor Specs: </text:p>
      <text:p text:style-name="P2"><text:s text:c="7"/>RAM: <text:s text:c="8"/>16GB</text:p>
      <text:p text:style-name="P2">L1d cache: <text:s text:c="8"/>32K <text:span text:style-name="T1">(d =&gt; data)</text:span></text:p>
      <text:p text:style-name="P2">L2 cache: <text:s text:c="10"/>256K</text:p>
      <text:p text:style-name="P2">L3 cache: <text:s text:c="10"/>6144K</text:p>
      <text:p text:style-name="P2"/>
      <text:p text:style-name="P4">Complexity Analysis: </text:p>
      <text:p text:style-name="P3">Time Complexity: O(<text:span text:style-name="T2">n</text:span>)</text:p>
      <text:p text:style-name="P4">Space Complexity: O(n)</text:p>
      <text:p text:style-name="P4"/>
      <text:p text:style-name="P4">where n is the number of characters in th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6:25:52.002442626</meta:creation-date>
    <dc:date>2020-03-14T16:54:11.586501457</dc:date>
    <meta:editing-duration>PT28M1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6" meta:character-count="326" meta:non-whitespace-character-count="248"/>
  </office:meta>
</office:document-meta>
</file>